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100000166C8F488376A3DE447.png" manifest:media-type="image/png"/>
  <manifest:file-entry manifest:full-path="Pictures/100000000000036300000102DCA264A7AB2B3131.png" manifest:media-type="image/png"/>
  <manifest:file-entry manifest:full-path="Pictures/10000000000002380000016ED9E9D320FFE1A070.png" manifest:media-type="image/png"/>
  <manifest:file-entry manifest:full-path="Pictures/100000000000025C00000199E2801149914A15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909" officeooo:paragraph-rsid="0004d90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a7e7" officeooo:paragraph-rsid="0007a7e7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4" text:anchor-type="paragraph" svg:width="6.9252in" svg:height="4.689in" draw:z-index="1"><draw:image xlink:href="Pictures/100000000000025C00000199E2801149914A15E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BOOK APP</text:p>
      <text:p text:style-name="Standard"><draw:frame draw:style-name="fr1" draw:name="Image1" text:anchor-type="paragraph" svg:width="6.7618in" svg:height="4.3571in" draw:z-index="0"><draw:image xlink:href="Pictures/10000000000002380000016ED9E9D320FFE1A070.png" xlink:type="simple" xlink:show="embed" xlink:actuate="onLoad"/></draw:frame></text:p>
      <text:p text:style-name="Standard"/>
      <text:p text:style-name="Standard"><draw:frame draw:style-name="fr3" draw:name="Image2" text:anchor-type="paragraph" svg:x="0in" svg:y="0in" svg:width="6.9252in" svg:height="2.0602in" draw:z-index="2"><draw:image xlink:href="Pictures/100000000000036300000102DCA264A7AB2B31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CONTAINERS CONTINUED</text:p>
      <text:p text:style-name="P2"/>
      <text:p text:style-name="Standard"><draw:frame draw:style-name="fr4" draw:name="Image3" text:anchor-type="paragraph" svg:width="6.8689in" svg:height="4.2618in" draw:z-index="3"><draw:image xlink:href="Pictures/100000000000024100000166C8F488376A3DE44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59:34.168842524</meta:creation-date>
    <dc:date>2017-10-12T16:51:13.052632417</dc:date>
    <meta:editing-duration>PT6H38M13S</meta:editing-duration>
    <meta:editing-cycles>10</meta:editing-cycles>
    <meta:generator>LibreOffice/5.1.6.2$Linux_X86_64 LibreOffice_project/10m0$Build-2</meta:generator>
    <meta:document-statistic meta:table-count="0" meta:image-count="4" meta:object-count="0" meta:page-count="3" meta:paragraph-count="2" meta:word-count="4" meta:character-count="28" meta:non-whitespace-character-count="26"/>
  </office:meta>
</office:document-meta>
</file>